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96a9c" officeooo:paragraph-rsid="00196a9c"/>
    </style:style>
    <style:style style:name="P2" style:family="paragraph" style:parent-style-name="Standard">
      <style:text-properties officeooo:rsid="001b0bc4" officeooo:paragraph-rsid="001b0bc4"/>
    </style:style>
    <style:style style:name="P3" style:family="paragraph" style:parent-style-name="Standard">
      <style:text-properties officeooo:rsid="001b0bc4" officeooo:paragraph-rsid="001c153e"/>
    </style:style>
    <style:style style:name="P4" style:family="paragraph" style:parent-style-name="Standard">
      <style:text-properties officeooo:rsid="001b0bc4" officeooo:paragraph-rsid="001c2759"/>
    </style:style>
    <style:style style:name="P5" style:family="paragraph" style:parent-style-name="Standard">
      <style:text-properties officeooo:rsid="001c153e" officeooo:paragraph-rsid="001c153e"/>
    </style:style>
    <style:style style:name="P6" style:family="paragraph" style:parent-style-name="Standard">
      <style:text-properties officeooo:rsid="001c153e" officeooo:paragraph-rsid="001c2759"/>
    </style:style>
    <style:style style:name="P7" style:family="paragraph" style:parent-style-name="Standard">
      <style:text-properties officeooo:rsid="001c2759" officeooo:paragraph-rsid="001c2759"/>
    </style:style>
    <style:style style:name="T1" style:family="text">
      <style:text-properties officeooo:rsid="001b0bc4"/>
    </style:style>
    <style:style style:name="T2" style:family="text">
      <style:text-properties officeooo:rsid="001c153e"/>
    </style:style>
    <style:style style:name="T3" style:family="text">
      <style:text-properties officeooo:rsid="001c275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57:</text:p>
      <text:p text:style-name="P1">al=c[0]</text:p>
      <text:p text:style-name="P1">al&amp;= 1111</text:p>
      <text:p text:style-name="P1">eax=al</text:p>
      <text:p text:style-name="P1">al=eax+esi*1, <text:span text:style-name="T1">al=al&amp;1111+esi*1=c[0]&amp;1111+esi*1</text:span></text:p>
      <text:p text:style-name="P1">edx+ecx*1=al, <text:span text:style-name="T1">c[0]=al, c[0]=c[0]&amp;1111+esi</text:span></text:p>
      <text:p text:style-name="P1">edx++, edx=1</text:p>
      <text:p text:style-name="P1">jump back</text:p>
      <text:p text:style-name="P2">c[1]=c[1]&amp;1111+esi</text:p>
      <text:p text:style-name="P2">…</text:p>
      <text:p text:style-name="P2"/>
      <text:p text:style-name="P2"/>
      <text:p text:style-name="P5">module string:</text:p>
      <text:p text:style-name="P3">esi=<text:span text:style-name="T2">0x804b220= "isrveawhobpnutfg\260\001"</text:span></text:p>
      <text:p text:style-name="P5">final answer:</text:p>
      <text:p text:style-name="P5">answer=0x804980b=”giants”</text:p>
      <text:p text:style-name="P5"/>
      <text:p text:style-name="P5"/>
      <text:p text:style-name="P2">c[0]&amp;1111+esi=='g<text:span text:style-name="T2">'</text:span></text:p>
      <text:p text:style-name="P5">so c[0]&amp;1111==15=0xf</text:p>
      <text:p text:style-name="P5">because in ASCII 'O'=0100 1111=0x4f</text:p>
      <text:p text:style-name="P2">so previous c[0] <text:span text:style-name="T2">can be 'O'</text:span></text:p>
      <text:p text:style-name="P2"/>
      <text:p text:style-name="P3">c[<text:span text:style-name="T2">1</text:span>]&amp;1111+esi=='<text:span text:style-name="T2">i'</text:span></text:p>
      <text:p text:style-name="P5">so c[1]&amp;1111==0=0x0</text:p>
      <text:p text:style-name="P5">because in ASCII 'P'=0101 0000=0x50</text:p>
      <text:p text:style-name="P3">so previous c[<text:span text:style-name="T2">1</text:span>] <text:span text:style-name="T2">can be 'P'</text:span></text:p>
      <text:p text:style-name="P3"/>
      <text:p text:style-name="P3">c[<text:span text:style-name="T2">2</text:span>]&amp;1111+esi=='<text:span text:style-name="T2">a'</text:span></text:p>
      <text:p text:style-name="P5">so c[2]&amp;1111==5=0x5</text:p>
      <text:p text:style-name="P5">because in ASCII 'U'=0101 0101=0x55</text:p>
      <text:p text:style-name="P3">so previous c[<text:span text:style-name="T2">2</text:span>] <text:span text:style-name="T2">can be 'U'</text:span></text:p>
      <text:p text:style-name="P3"/>
      <text:p text:style-name="P3">c[<text:span text:style-name="T2">3</text:span>]&amp;1111+esi=='<text:span text:style-name="T2">n'</text:span></text:p>
      <text:p text:style-name="P5">so c[3]&amp;1111==11=0xb=1011</text:p>
      <text:p text:style-name="P5">because in ASCII 'K'=0100 1011=0x4b</text:p>
      <text:p text:style-name="P3">so previous c[<text:span text:style-name="T2">3</text:span>] <text:span text:style-name="T2">can be 'K'</text:span></text:p>
      <text:p text:style-name="P3"/>
      <text:p text:style-name="P3">c[<text:span text:style-name="T2">4</text:span>]&amp;1111+esi=='<text:span text:style-name="T2">t'</text:span></text:p>
      <text:p text:style-name="P5">so c[4]&amp;1111==1<text:span text:style-name="T3">3</text:span>=0x<text:span text:style-name="T3">d</text:span>=1<text:span text:style-name="T3">101</text:span></text:p>
      <text:p text:style-name="P5">because in ASCII '<text:span text:style-name="T3">M</text:span>'=0100 1<text:span text:style-name="T3">10</text:span>1=0x4<text:span text:style-name="T3">d</text:span></text:p>
      <text:p text:style-name="P3">so previous c[<text:span text:style-name="T2">4</text:span>] <text:span text:style-name="T2">can be 'M'</text:span></text:p>
      <text:p text:style-name="P3"/>
      <text:p text:style-name="P4">c[<text:span text:style-name="T3">5</text:span>]&amp;1111+esi=='<text:span text:style-name="T3">s'</text:span></text:p>
      <text:p text:style-name="P6">so c[<text:span text:style-name="T3">5</text:span>]&amp;1111==1=0x<text:span text:style-name="T3">1</text:span>=<text:span text:style-name="T3">0001</text:span></text:p>
      <text:p text:style-name="P6">because in ASCII '<text:span text:style-name="T3">A</text:span>'=0100 <text:span text:style-name="T3">000</text:span>1=0x<text:span text:style-name="T3">41</text:span></text:p>
      <text:p text:style-name="P4">so previous c[<text:span text:style-name="T3">5</text:span>] <text:span text:style-name="T2">can be 'A'</text:span></text:p>
      <text:p text:style-name="P4"/>
      <text:p text:style-name="P7">so input: “OPUKMA”</text:p>
      <text:p text:style-name="P7"><text:soft-page-break/></text:p>
      <text:p text:style-name="P7">chenzhongyu@ubuntu:~$ cd Desktop/</text:p>
      <text:p text:style-name="P7">chenzhongyu@ubuntu:~/Desktop$ cd lab2/</text:p>
      <text:p text:style-name="P7">chenzhongyu@ubuntu:~/Desktop/lab2$ ls</text:p>
      <text:p text:style-name="P7">bomb <text:s/>bomb.txt~ <text:s/>gdbnotes-ia32.pdf <text:s/>Lab2.pptx <text:s/>新建文本文档.txt</text:p>
      <text:p text:style-name="P7">chenzhongyu@ubuntu:~/Desktop/lab2$ gdb bomb</text:p>
      <text:p text:style-name="P7">GNU gdb (Ubuntu 7.7.1-0ubuntu5~14.04.2) 7.7.1</text:p>
      <text:p text:style-name="P7">Copyright (C) 2014 Free Software Foundation, Inc.</text:p>
      <text:p text:style-name="P7">License GPLv3+: GNU GPL version 3 or later &lt;http://gnu.org/licenses/gpl.html&gt;</text:p>
      <text:p text:style-name="P7">This is free software: you are free to change and redistribute it.</text:p>
      <text:p text:style-name="P7">There is NO WARRANTY, to the extent permitted by law. <text:s/>Type "show copying"</text:p>
      <text:p text:style-name="P7">and "show warranty" for details.</text:p>
      <text:p text:style-name="P7">This GDB was configured as "i686-linux-gnu".</text:p>
      <text:p text:style-name="P7">Type "show configuration" for configuration details.</text:p>
      <text:p text:style-name="P7">For bug reporting instructions, please see:</text:p>
      <text:p text:style-name="P7">&lt;http://www.gnu.org/software/gdb/bugs/&gt;.</text:p>
      <text:p text:style-name="P7">Find the GDB manual and other documentation resources online at:</text:p>
      <text:p text:style-name="P7">&lt;http://www.gnu.org/software/gdb/documentation/&gt;.</text:p>
      <text:p text:style-name="P7">For help, type "help".</text:p>
      <text:p text:style-name="P7">Type "apropos word" to search for commands related to "word"...</text:p>
      <text:p text:style-name="P7">Reading symbols from bomb...done.</text:p>
      <text:p text:style-name="P7">(gdb) r</text:p>
      <text:p text:style-name="P7">Starting program: /home/chenzhongyu/Desktop/lab2/bomb </text:p>
      <text:p text:style-name="P7">Welcome to my fiendish little bomb. You have 6 phases with</text:p>
      <text:p text:style-name="P7">which to blow yourself up. Have a nice day!</text:p>
      <text:p text:style-name="P7"></text:p>
      <text:p text:style-name="P7">er</text:p>
      <text:p text:style-name="P7"></text:p>
      <text:p text:style-name="P7">BOOM!!!</text:p>
      <text:p text:style-name="P7">The bomb has blown up.</text:p>
      <text:p text:style-name="P7">[Inferior 1 (process 3484) exited with code 010]</text:p>
      <text:p text:style-name="P7">(gdb) delete</text:p>
      <text:p text:style-name="P7">(gdb) b phase_5</text:p>
      <text:p text:style-name="P7">Breakpoint 1 at 0x8048d34</text:p>
      <text:p text:style-name="P7">(gdb) r</text:p>
      <text:p text:style-name="P7">Starting program: /home/chenzhongyu/Desktop/lab2/bomb </text:p>
      <text:p text:style-name="P7">Welcome to my fiendish little bomb. You have 6 phases with</text:p>
      <text:p text:style-name="P7">which to blow yourself up. Have a nice day!</text:p>
      <text:p text:style-name="P7">Public speaking is very easy.</text:p>
      <text:p text:style-name="P7">Phase 1 defused. How about the next one?</text:p>
      <text:p text:style-name="P7">1 2 6 24 120 720</text:p>
      <text:p text:style-name="P7">That's number 2. <text:s/>Keep going!</text:p>
      <text:p text:style-name="P7">0 q 777</text:p>
      <text:p text:style-name="P7">Halfway there!</text:p>
      <text:p text:style-name="P7">10</text:p>
      <text:p text:style-name="P7"></text:p>
      <text:p text:style-name="P7">BOOM!!!</text:p>
      <text:p text:style-name="P7">The bomb has blown up.</text:p>
      <text:p text:style-name="P7">[Inferior 1 (process 3491) exited with code 010]</text:p>
      <text:p text:style-name="P7"><text:soft-page-break/>(gdb) r</text:p>
      <text:p text:style-name="P7">Starting program: /home/chenzhongyu/Desktop/lab2/bomb </text:p>
      <text:p text:style-name="P7">Welcome to my fiendish little bomb. You have 6 phases with</text:p>
      <text:p text:style-name="P7">which to blow yourself up. Have a nice day!</text:p>
      <text:p text:style-name="P7">Public speaking is very easy.</text:p>
      <text:p text:style-name="P7">Phase 1 defused. How about the next one?</text:p>
      <text:p text:style-name="P7">1 2 6 24 120 720</text:p>
      <text:p text:style-name="P7">That's number 2. <text:s/>Keep going!</text:p>
      <text:p text:style-name="P7">0 q 777</text:p>
      <text:p text:style-name="P7">Halfway there!</text:p>
      <text:p text:style-name="P7">9</text:p>
      <text:p text:style-name="P7">So you got that one. <text:s/>Try this one.</text:p>
      <text:p text:style-name="P7">ertyui</text:p>
      <text:p text:style-name="P7"></text:p>
      <text:p text:style-name="P7">Breakpoint 1, 0x08048d34 in phase_5 ()</text:p>
      <text:p text:style-name="P7">(gdb) disas</text:p>
      <text:p text:style-name="P7">Dump of assembler code for function phase_5:</text:p>
      <text:p text:style-name="P7"><text:s text:c="3"/>0x08048d2c &lt;+0&gt;:<text:tab/>push <text:s text:c="2"/>%ebp</text:p>
      <text:p text:style-name="P7"><text:s text:c="3"/>0x08048d2d &lt;+1&gt;:<text:tab/>mov <text:s text:c="3"/>%esp,%ebp</text:p>
      <text:p text:style-name="P7"><text:s text:c="3"/>0x08048d2f &lt;+3&gt;:<text:tab/>sub <text:s text:c="3"/>$0x10,%esp</text:p>
      <text:p text:style-name="P7"><text:s text:c="3"/>0x08048d32 &lt;+6&gt;:<text:tab/>push <text:s text:c="2"/>%esi</text:p>
      <text:p text:style-name="P7"><text:s text:c="3"/>0x08048d33 &lt;+7&gt;:<text:tab/>push <text:s text:c="2"/>%ebx</text:p>
      <text:p text:style-name="P7">=&gt; 0x08048d34 &lt;+8&gt;:<text:tab/>mov <text:s text:c="3"/>0x8(%ebp),%ebx</text:p>
      <text:p text:style-name="P7"><text:s text:c="3"/>0x08048d37 &lt;+11&gt;:<text:tab/>add <text:s text:c="3"/>$0xfffffff4,%esp</text:p>
      <text:p text:style-name="P7"><text:s text:c="3"/>0x08048d3a &lt;+14&gt;:<text:tab/>push <text:s text:c="2"/>%ebx</text:p>
      <text:p text:style-name="P7"><text:s text:c="3"/>0x08048d3b &lt;+15&gt;:<text:tab/>call <text:s text:c="2"/>0x8049018 &lt;string_length&gt;</text:p>
      <text:p text:style-name="P7"><text:s text:c="3"/>0x08048d40 &lt;+20&gt;:<text:tab/>add <text:s text:c="3"/>$0x10,%esp</text:p>
      <text:p text:style-name="P7"><text:s text:c="3"/>0x08048d43 &lt;+23&gt;:<text:tab/>cmp <text:s text:c="3"/>$0x6,%eax</text:p>
      <text:p text:style-name="P7"><text:s text:c="3"/>0x08048d46 &lt;+26&gt;:<text:tab/>je <text:s text:c="4"/>0x8048d4d &lt;phase_5+33&gt;</text:p>
      <text:p text:style-name="P7"><text:s text:c="3"/>0x08048d48 &lt;+28&gt;:<text:tab/>call <text:s text:c="2"/>0x80494fc &lt;explode_bomb&gt;</text:p>
      <text:p text:style-name="P7"><text:s text:c="3"/>0x08048d4d &lt;+33&gt;:<text:tab/>xor <text:s text:c="3"/>%edx,%edx</text:p>
      <text:p text:style-name="P7"><text:s text:c="3"/>0x08048d4f &lt;+35&gt;:<text:tab/>lea <text:s text:c="3"/>-0x8(%ebp),%ecx</text:p>
      <text:p text:style-name="P7"><text:s text:c="3"/>0x08048d52 &lt;+38&gt;:<text:tab/>mov <text:s text:c="3"/>$0x804b220,%esi</text:p>
      <text:p text:style-name="P7"><text:s text:c="3"/>0x08048d57 &lt;+43&gt;:<text:tab/>mov <text:s text:c="3"/>(%edx,%ebx,1),%al</text:p>
      <text:p text:style-name="P7"><text:s text:c="3"/>0x08048d5a &lt;+46&gt;:<text:tab/>and <text:s text:c="3"/>$0xf,%al</text:p>
      <text:p text:style-name="P7"><text:s text:c="3"/>0x08048d5c &lt;+48&gt;:<text:tab/>movsbl %al,%eax</text:p>
      <text:p text:style-name="P7"><text:s text:c="3"/>0x08048d5f &lt;+51&gt;:<text:tab/>mov <text:s text:c="3"/>(%eax,%esi,1),%al</text:p>
      <text:p text:style-name="P7"><text:s text:c="3"/>0x08048d62 &lt;+54&gt;:<text:tab/>mov <text:s text:c="3"/>%al,(%edx,%ecx,1)</text:p>
      <text:p text:style-name="P7"><text:s text:c="3"/>0x08048d65 &lt;+57&gt;:<text:tab/>inc <text:s text:c="3"/>%edx</text:p>
      <text:p text:style-name="P7"><text:s text:c="3"/>0x08048d66 &lt;+58&gt;:<text:tab/>cmp <text:s text:c="3"/>$0x5,%edx</text:p>
      <text:p text:style-name="P7">---Type &lt;return&gt; to continue, or q &lt;return&gt; to quit---</text:p>
      <text:p text:style-name="P7"><text:s text:c="3"/>0x08048d69 &lt;+61&gt;:<text:tab/>jle <text:s text:c="3"/>0x8048d57 &lt;phase_5+43&gt;</text:p>
      <text:p text:style-name="P7"><text:s text:c="3"/>0x08048d6b &lt;+63&gt;:<text:tab/>movb <text:s text:c="2"/>$0x0,-0x2(%ebp)</text:p>
      <text:p text:style-name="P7"><text:s text:c="3"/>0x08048d6f &lt;+67&gt;:<text:tab/>add <text:s text:c="3"/>$0xfffffff8,%esp</text:p>
      <text:p text:style-name="P7"><text:s text:c="3"/>0x08048d72 &lt;+70&gt;:<text:tab/>push <text:s text:c="2"/>$0x804980b</text:p>
      <text:p text:style-name="P7"><text:s text:c="3"/>0x08048d77 &lt;+75&gt;:<text:tab/>lea <text:s text:c="3"/>-0x8(%ebp),%eax</text:p>
      <text:p text:style-name="P7"><text:s text:c="3"/>0x08048d7a &lt;+78&gt;:<text:tab/>push <text:s text:c="2"/>%eax</text:p>
      <text:p text:style-name="P7"><text:s text:c="3"/>0x08048d7b &lt;+79&gt;:<text:tab/>call <text:s text:c="2"/>0x8049030 &lt;strings_not_equal&gt;</text:p>
      <text:p text:style-name="P7"><text:s text:c="3"/>0x08048d80 &lt;+84&gt;:<text:tab/>add <text:s text:c="3"/>$0x10,%esp</text:p>
      <text:p text:style-name="P7"><text:soft-page-break/><text:s text:c="3"/>0x08048d83 &lt;+87&gt;:<text:tab/>test <text:s text:c="2"/>%eax,%eax</text:p>
      <text:p text:style-name="P7"><text:s text:c="3"/>0x08048d85 &lt;+89&gt;:<text:tab/>je <text:s text:c="4"/>0x8048d8c &lt;phase_5+96&gt;</text:p>
      <text:p text:style-name="P7"><text:s text:c="3"/>0x08048d87 &lt;+91&gt;:<text:tab/>call <text:s text:c="2"/>0x80494fc &lt;explode_bomb&gt;</text:p>
      <text:p text:style-name="P7"><text:s text:c="3"/>0x08048d8c &lt;+96&gt;:<text:tab/>lea <text:s text:c="3"/>-0x18(%ebp),%esp</text:p>
      <text:p text:style-name="P7"><text:s text:c="3"/>0x08048d8f &lt;+99&gt;:<text:tab/>pop <text:s text:c="3"/>%ebx</text:p>
      <text:p text:style-name="P7"><text:s text:c="3"/>0x08048d90 &lt;+100&gt;:<text:tab/>pop <text:s text:c="3"/>%esi</text:p>
      <text:p text:style-name="P7"><text:s text:c="3"/>0x08048d91 &lt;+101&gt;:<text:tab/>mov <text:s text:c="3"/>%ebp,%esp</text:p>
      <text:p text:style-name="P7"><text:s text:c="3"/>0x08048d93 &lt;+103&gt;:<text:tab/>pop <text:s text:c="3"/>%ebp</text:p>
      <text:p text:style-name="P7"><text:s text:c="3"/>0x08048d94 &lt;+104&gt;:<text:tab/>ret <text:s text:c="3"/></text:p>
      <text:p text:style-name="P7">End of assembler dump.</text:p>
      <text:p text:style-name="P7">(gdb) print 0x804b220</text:p>
      <text:p text:style-name="P7">$1 = 134525472</text:p>
      <text:p text:style-name="P7">(gdb) print /b 0x804b220</text:p>
      <text:p text:style-name="P7">Size letters are meaningless in "print" command.</text:p>
      <text:p text:style-name="P7">(gdb) print /t 0x804b220</text:p>
      <text:p text:style-name="P7">$2 = 1000000001001011001000100000</text:p>
      <text:p text:style-name="P7">(gdb) print *(char *) * 0x804b220</text:p>
      <text:p text:style-name="P7">Cannot access memory at address 0x76727369</text:p>
      <text:p text:style-name="P7">(gdb) print *(char *) *0x804b220</text:p>
      <text:p text:style-name="P7">Cannot access memory at address 0x76727369</text:p>
      <text:p text:style-name="P7">(gdb) print *(char *) 0x804b220</text:p>
      <text:p text:style-name="P7">$3 = 105 'i'</text:p>
      <text:p text:style-name="P7">(gdb) print *(char *) 0x804b221</text:p>
      <text:p text:style-name="P7">$4 = 115 's'</text:p>
      <text:p text:style-name="P7">(gdb) print *(char *) 0x804b222</text:p>
      <text:p text:style-name="P7">$5 = 114 'r'</text:p>
      <text:p text:style-name="P7">(gdb) print *(char *) 0x804b223</text:p>
      <text:p text:style-name="P7">$6 = 118 'v'</text:p>
      <text:p text:style-name="P7">(gdb) print *(char *) 0x804b224</text:p>
      <text:p text:style-name="P7">$7 = 101 'e'</text:p>
      <text:p text:style-name="P7">(gdb) print *(char *) 0x804b225</text:p>
      <text:p text:style-name="P7">$8 = 97 'a'</text:p>
      <text:p text:style-name="P7">(gdb) print *(char *) 0x804b226</text:p>
      <text:p text:style-name="P7">$9 = 119 'w'</text:p>
      <text:p text:style-name="P7">(gdb) print *(char *) 0x804b227</text:p>
      <text:p text:style-name="P7">$10 = 104 'h'</text:p>
      <text:p text:style-name="P7">(gdb) print *(char *) 0x804b228</text:p>
      <text:p text:style-name="P7">$11 = 111 'o'</text:p>
      <text:p text:style-name="P7">(gdb) print *(char *) 0x804980b</text:p>
      <text:p text:style-name="P7">$12 = 103 'g'</text:p>
      <text:p text:style-name="P7">(gdb) print *(char *) 0x804980c</text:p>
      <text:p text:style-name="P7">$13 = 105 'i'</text:p>
      <text:p text:style-name="P7">(gdb) print *(char *) 0x804980d</text:p>
      <text:p text:style-name="P7">$14 = 97 'a'</text:p>
      <text:p text:style-name="P7">(gdb) print *(char *) 0x804980e</text:p>
      <text:p text:style-name="P7">$15 = 110 'n'</text:p>
      <text:p text:style-name="P7">(gdb) print *(char *) 0x804980f</text:p>
      <text:p text:style-name="P7">$16 = 116 't'</text:p>
      <text:p text:style-name="P7">(gdb) print *(char *) 0x8049810</text:p>
      <text:p text:style-name="P7"><text:soft-page-break/>$17 = 115 's'</text:p>
      <text:p text:style-name="P7">(gdb) print *(char *) 0x8049811</text:p>
      <text:p text:style-name="P7">$18 = 0 '\000'</text:p>
      <text:p text:style-name="P7">(gdb) print g</text:p>
      <text:p text:style-name="P7">No symbol "g" in current context.</text:p>
      <text:p text:style-name="P7">(gdb) print 'g'</text:p>
      <text:p text:style-name="P7">$19 = 103 'g'</text:p>
      <text:p text:style-name="P7">(gdb) print /x 'g'</text:p>
      <text:p text:style-name="P7">$20 = 0x67</text:p>
      <text:p text:style-name="P7">(gdb) print 0x67-0x804b220</text:p>
      <text:p text:style-name="P7">$21 = -134525369</text:p>
      <text:p text:style-name="P7">(gdb) print /x (0x67-0x804b220)</text:p>
      <text:p text:style-name="P7">$22 = 0xf7fb4e47</text:p>
      <text:p text:style-name="P7">(gdb) print *(char *) 0x7</text:p>
      <text:p text:style-name="P7">Cannot access memory at address 0x7</text:p>
      <text:p text:style-name="P7">(gdb) print *(char *) *0x7</text:p>
      <text:p text:style-name="P7">Cannot access memory at address 0x7</text:p>
      <text:p text:style-name="P7">(gdb) print 0x7</text:p>
      <text:p text:style-name="P7">$23 = 7</text:p>
      <text:p text:style-name="P7">(gdb) print (char *) 0x804b220</text:p>
      <text:p text:style-name="P7">$24 = 0x804b220 "isrveawhobpnutfg\260\001"</text:p>
      <text:p text:style-name="P7">(gdb) print (char *) 0x8049811</text:p>
      <text:p text:style-name="P7">$25 = 0x8049811 ""</text:p>
      <text:p text:style-name="P7">(gdb) print (char *) 0x804980b</text:p>
      <text:p text:style-name="P7">$26 = 0x804980b "giants"</text:p>
      <text:p text:style-name="P7">(gdb) print </text:p>
      <text:p text:style-name="P7">$27 = 0x804980b "giants"</text:p>
      <text:p text:style-name="P7">(gdb) r</text:p>
      <text:p text:style-name="P7">The program being debugged has been started already.</text:p>
      <text:p text:style-name="P7">Start it from the beginning? (y or n) n</text:p>
      <text:p text:style-name="P7">Program not restarted.</text:p>
      <text:p text:style-name="P7">(gdb) continue</text:p>
      <text:p text:style-name="P7">Continuing.</text:p>
      <text:p text:style-name="P7"></text:p>
      <text:p text:style-name="P7">BOOM!!!</text:p>
      <text:p text:style-name="P7">The bomb has blown up.</text:p>
      <text:p text:style-name="P7">[Inferior 1 (process 3512) exited with code 010]</text:p>
      <text:p text:style-name="P7">(gdb) r</text:p>
      <text:p text:style-name="P7">Starting program: /home/chenzhongyu/Desktop/lab2/bomb </text:p>
      <text:p text:style-name="P7">Welcome to my fiendish little bomb. You have 6 phases with</text:p>
      <text:p text:style-name="P7">which to blow yourself up. Have a nice day!</text:p>
      <text:p text:style-name="P7">Public speaking is very easy.</text:p>
      <text:p text:style-name="P7">Phase 1 defused. How about the next one?</text:p>
      <text:p text:style-name="P7">1 2 6 24 120 720</text:p>
      <text:p text:style-name="P7">That's number 2. <text:s/>Keep going!</text:p>
      <text:p text:style-name="P7">0 q 777</text:p>
      <text:p text:style-name="P7">Halfway there!</text:p>
      <text:p text:style-name="P7">9</text:p>
      <text:p text:style-name="P7">So you got that one. <text:s/>Try this one.</text:p>
      <text:p text:style-name="P7"><text:soft-page-break/>OPUKMA</text:p>
      <text:p text:style-name="P7"></text:p>
      <text:p text:style-name="P7">Breakpoint 1, 0x08048d34 in phase_5 ()</text:p>
      <text:p text:style-name="P7">(gdb) continue</text:p>
      <text:p text:style-name="P7">Continuing.</text:p>
      <text:p text:style-name="P7">Good work! <text:s/>On to the next...</text:p>
      <text:p text:style-name="P7">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2T10:11:17.487398805</meta:creation-date>
    <dc:date>2017-10-22T11:01:10.033815102</dc:date>
    <meta:editing-duration>PT4M1S</meta:editing-duration>
    <meta:editing-cycles>1</meta:editing-cycles>
    <meta:document-statistic meta:table-count="0" meta:image-count="0" meta:object-count="0" meta:page-count="6" meta:paragraph-count="241" meta:word-count="1015" meta:character-count="7026" meta:non-whitespace-character-count="5809"/>
    <meta:generator>LibreOffice/4.2.8.2$Linux_x86 LibreOffice_project/420m0$Build-2</meta:generator>
  </office:meta>
</office:document-meta>
</file>